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2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 text:style-name="P2"><text:span text:style-name="T1">v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 text:style-name="P2"><text:span text:style-name="T1">v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0.588cm" svg:y="22.996cm">
          <text:p text:style-name="P2"><text:span text:style-name="T1">v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3.888cm" svg:y="22.996cm">
          <text:p text:style-name="P2"><text:span text:style-name="T1">v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8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8.242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1.243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4.644cm" svg:y="8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167cm" svg:height="15.008cm" draw:transform="rotate (-1.5707963267949) translate (16.211cm 25.916cm)">
          <text:p/>
          <draw:enhanced-geometry svg:viewBox="0 0 21600 21600" draw:glue-points="21600 0 0 10800 21600 21600" draw:text-areas="13800 ?f9 21600 ?f10" draw:mirror-horizontal="tru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1.262cm" svg:height="1.673cm" svg:x="1.09cm" svg:y="27.12cm">
          <draw:text-box>
            <text:p text:style-name="P3"><text:span text:style-name="T2">Maximum subsequence on this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7:03:40.827357198</dc:date>
    <dc:creator>elucterio </dc:creator>
    <meta:editing-duration>PT1H53M41S</meta:editing-duration>
    <meta:editing-cycles>17</meta:editing-cycles>
    <meta:generator>LibreOffice/4.2.8.2$Linux_X86_64 LibreOffice_project/420m0$Build-2</meta:generator>
    <meta:document-statistic meta:object-count="17"/>
  </office:meta>
</office:document-meta>
</file>